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2.23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2.895cm" fo:break-before="auto" style:use-optimal-row-height="false"/>
    </style:style>
    <style:style style:name="ro3" style:family="table-row">
      <style:table-row-properties style:row-height="2.99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ta1" style:family="table" style:master-page-name="PageStyle_5f_enonc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4" number:language="fr" number:country="F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8004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 style:data-style-name="N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solid" svg:stroke-width="0.071cm" svg:stroke-color="#4bacc6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indent="0cm"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precision-as-shown="true" table:automatic-find-labels="false" table:use-regular-expressions="false">
        <table:iteration table:maximum-difference="0.0001"/>
      </table:calculation-settings>
      <table:table table:name="enonce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5" table:default-cell-style-name="ce4"/>
        <table:table-column table:style-name="co1" table:default-cell-style-name="ce8"/>
        <table:table-column table:style-name="co2" table:number-columns-repeated="1016" table:default-cell-style-name="ce4"/>
        <table:table-row table:style-name="ro1">
          <table:table-cell>
            <draw:custom-shape table:end-cell-address="enonce.H3" table:end-x="2.535cm" table:end-y="2.803cm" draw:z-index="0" draw:name="ZoneTexte 2" draw:style-name="gr1" draw:text-style-name="P1" svg:width="23.937cm" svg:height="6.062cm" svg:x="0.075cm" svg:y="0.16cm">
              <text:p text:style-name="P1"><text:span text:style-name="T1">Consignes</text:span><text:span text:style-name="T1"><text:line-break/></text:span><text:span text:style-name="T1">Pour chaque réponses créer une nouvelle page.</text:span></text:p>
              <text:p text:style-name="P1"><text:span text:style-name="T1">Filtrez les piè</text:span><text:span text:style-name="T1">ces inconnu</text:span></text:p>
              <text:p text:style-name="P1"><text:span text:style-name="T1">Filtrez Direction CFS AG</text:span></text:p>
              <text:p text:style-name="P1"><text:span text:style-name="T1">Filtrez les hommes parisiens</text:span></text:p>
              <text:p text:style-name="P2"><text:span text:style-name="T1">Filtrez les femmes nées après le 01/01/1970 ayant un salaire supérieur à 2500€</text:span></text:p>
              <text:p text:style-name="P2"><text:span text:style-name="T1">Filtrez les piè</text:span><text:span text:style-name="T1">ces de 50 à 100 sur nice</text:span></text:p>
              <text:p text:style-name="P2"><text:span text:style-name="T1">Filtrez les directions CCS OGT qui sont plus vieux que 50ans</text:span></text:p>
              <text:p text:style-name="P2"><text:span text:style-name="T1">Calculer la moyen des salaires et faites un tableau de ceux moins riches et ceux plus riches</text:span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NOM</text:p>
          </table:table-cell>
          <table:table-cell table:style-name="ce2" office:value-type="string">
            <text:p>PRENOM</text:p>
          </table:table-cell>
          <table:table-cell table:style-name="ce5" office:value-type="string">
            <text:p>DIRECTION</text:p>
          </table:table-cell>
          <table:table-cell table:style-name="ce5" office:value-type="string">
            <text:p>SITE</text:p>
          </table:table-cell>
          <table:table-cell table:style-name="ce5" office:value-type="string">
            <text:p>PIECE</text:p>
          </table:table-cell>
          <table:table-cell table:style-name="ce5" office:value-type="string">
            <text:p>SALAIRE</text:p>
          </table:table-cell>
          <table:table-cell table:style-name="ce5" office:value-type="string">
            <text:p>SEXE</text:p>
          </table:table-cell>
          <table:table-cell table:style-name="ce9" office:value-type="string">
            <text:p>DATE DE NAISSANCE</text:p>
          </table:table-cell>
          <table:table-cell table:style-name="ce11" table:number-columns-repeated="1016"/>
        </table:table-row>
        <table:table-row table:style-name="ro5">
          <table:table-cell table:style-name="ce3" office:value-type="string">
            <text:p>ABENHAÏM</text:p>
          </table:table-cell>
          <table:table-cell table:style-name="ce3" office:value-type="string">
            <text:p>Myriam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58</text:p>
          </table:table-cell>
          <table:table-cell table:style-name="ce7" office:value-type="float" office:value="2011.94">
            <text:p>2 011,9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7-10-30">
            <text:p>30/10/4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BSCHEN</text:p>
          </table:table-cell>
          <table:table-cell table:style-name="ce3" office:value-type="string">
            <text:p>Paul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4</text:p>
          </table:table-cell>
          <table:table-cell table:style-name="ce7" office:value-type="float" office:value="2474.29">
            <text:p>2 474,2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8-11-11">
            <text:p>11/11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DAMO</text:p>
          </table:table-cell>
          <table:table-cell table:style-name="ce3" office:value-type="string">
            <text:p>Stéphane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444.82">
            <text:p>2 444,8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7-12-16">
            <text:p>16/12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GAPOF</text:p>
          </table:table-cell>
          <table:table-cell table:style-name="ce3" office:value-type="string">
            <text:p>Brigitt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09</text:p>
          </table:table-cell>
          <table:table-cell table:style-name="ce7" office:value-type="float" office:value="991.09">
            <text:p>991,0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0-03-24">
            <text:p>24/03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LEMBERT</text:p>
          </table:table-cell>
          <table:table-cell table:style-name="ce3" office:value-type="string">
            <text:p>Jean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34</text:p>
          </table:table-cell>
          <table:table-cell table:style-name="ce7" office:value-type="float" office:value="1183.9">
            <text:p>1 183,9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8-01-13">
            <text:p>13/01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MARA</text:p>
          </table:table-cell>
          <table:table-cell table:style-name="ce3" office:value-type="string">
            <text:p>Nicolas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80</text:p>
          </table:table-cell>
          <table:table-cell table:style-name="ce7" office:value-type="float" office:value="4151.95">
            <text:p>4 151,9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3-10-21">
            <text:p>21/10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MELLAL</text:p>
          </table:table-cell>
          <table:table-cell table:style-name="ce3" office:value-type="string">
            <text:p>Jean-Marc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2</text:p>
          </table:table-cell>
          <table:table-cell table:style-name="ce7" office:value-type="float" office:value="1615.68">
            <text:p>1 615,6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6-10-07">
            <text:p>07/10/6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MELLAL</text:p>
          </table:table-cell>
          <table:table-cell table:style-name="ce3" office:value-type="string">
            <text:p>Viviane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64.91">
            <text:p>2 664,9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6-05-20">
            <text:p>20/05/5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MELLAL</text:p>
          </table:table-cell>
          <table:table-cell table:style-name="ce3" office:value-type="string">
            <text:p>Henri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inconnu</text:p>
          </table:table-cell>
          <table:table-cell table:style-name="ce7" office:value-type="float" office:value="3201.14">
            <text:p>3 201,1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1-12-25">
            <text:p>25/12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NGONIN</text:p>
          </table:table-cell>
          <table:table-cell table:style-name="ce3" office:value-type="string">
            <text:p>Jean-Pierr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0</text:p>
          </table:table-cell>
          <table:table-cell table:style-name="ce7" office:value-type="float" office:value="2354.84">
            <text:p>2 354,8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2-09-19">
            <text:p>19/09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ZOURA</text:p>
          </table:table-cell>
          <table:table-cell table:style-name="ce3" office:value-type="string">
            <text:p>Marie-Franc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inconnu</text:p>
          </table:table-cell>
          <table:table-cell table:style-name="ce7" office:value-type="float" office:value="3145.8">
            <text:p>3 145,8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5-04-13">
            <text:p>13/04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AZRIA</text:p>
          </table:table-cell>
          <table:table-cell table:style-name="ce3" office:value-type="string">
            <text:p>Marys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33</text:p>
          </table:table-cell>
          <table:table-cell table:style-name="ce7" office:value-type="float" office:value="1650.21">
            <text:p>1 650,2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1-22">
            <text:p>22/01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ACH</text:p>
          </table:table-cell>
          <table:table-cell table:style-name="ce3" office:value-type="string">
            <text:p>Ginett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0</text:p>
          </table:table-cell>
          <table:table-cell table:style-name="ce7" office:value-type="float" office:value="2885.09">
            <text:p>2 885,0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01-20">
            <text:p>20/01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AH</text:p>
          </table:table-cell>
          <table:table-cell table:style-name="ce3" office:value-type="string">
            <text:p>Pau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31</text:p>
          </table:table-cell>
          <table:table-cell table:style-name="ce7" office:value-type="float" office:value="1108.71">
            <text:p>1 108,7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11-29">
            <text:p>29/11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ARNAUD</text:p>
          </table:table-cell>
          <table:table-cell table:style-name="ce3" office:value-type="string">
            <text:p>Janine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8</text:p>
          </table:table-cell>
          <table:table-cell table:style-name="ce7" office:value-type="float" office:value="2014.09">
            <text:p>2 014,0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1-10-23">
            <text:p>23/10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ARRACHINA</text:p>
          </table:table-cell>
          <table:table-cell table:style-name="ce3" office:value-type="string">
            <text:p>Moniqu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32</text:p>
          </table:table-cell>
          <table:table-cell table:style-name="ce7" office:value-type="float" office:value="1606.47">
            <text:p>1 606,4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1-06-04">
            <text:p>04/06/6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ARRANDON</text:p>
          </table:table-cell>
          <table:table-cell table:style-name="ce3" office:value-type="string">
            <text:p>Margaret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34</text:p>
          </table:table-cell>
          <table:table-cell table:style-name="ce7" office:value-type="float" office:value="1848.08">
            <text:p>1 848,0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9-01-26">
            <text:p>26/01/7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ASS</text:p>
          </table:table-cell>
          <table:table-cell table:style-name="ce3" office:value-type="string">
            <text:p>Thierry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35</text:p>
          </table:table-cell>
          <table:table-cell table:style-name="ce7" office:value-type="float" office:value="1861.75">
            <text:p>1 861,7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8-02-04">
            <text:p>04/02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AUDET</text:p>
          </table:table-cell>
          <table:table-cell table:style-name="ce3" office:value-type="string">
            <text:p>Arle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1</text:p>
          </table:table-cell>
          <table:table-cell table:style-name="ce7" office:value-type="float" office:value="2887.84">
            <text:p>2 887,8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12-11">
            <text:p>11/12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AUDET</text:p>
          </table:table-cell>
          <table:table-cell table:style-name="ce3" office:value-type="string">
            <text:p>Michel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6</text:p>
          </table:table-cell>
          <table:table-cell table:style-name="ce7" office:value-type="float" office:value="2983.95">
            <text:p>2 983,9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1-04-04">
            <text:p>04/04/6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AUDEAU</text:p>
          </table:table-cell>
          <table:table-cell table:style-name="ce3" office:value-type="string">
            <text:p>Gérard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2</text:p>
          </table:table-cell>
          <table:table-cell table:style-name="ce7" office:value-type="float" office:value="1426.95">
            <text:p>1 426,9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2-04-04">
            <text:p>04/04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AUMIER</text:p>
          </table:table-cell>
          <table:table-cell table:style-name="ce3" office:value-type="string">
            <text:p>Isabell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7</text:p>
          </table:table-cell>
          <table:table-cell table:style-name="ce7" office:value-type="float" office:value="1316.45">
            <text:p>1 316,4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5-12-09">
            <text:p>09/12/6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DO</text:p>
          </table:table-cell>
          <table:table-cell table:style-name="ce3" office:value-type="string">
            <text:p>Jean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9</text:p>
          </table:table-cell>
          <table:table-cell table:style-name="ce7" office:value-type="float" office:value="1476.84">
            <text:p>1 476,8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2-09-01">
            <text:p>01/09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ETHOVEN</text:p>
          </table:table-cell>
          <table:table-cell table:style-name="ce3" office:value-type="string">
            <text:p>Michel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31</text:p>
          </table:table-cell>
          <table:table-cell table:style-name="ce7" office:value-type="float" office:value="1130.92">
            <text:p>1 130,9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1-02-23">
            <text:p>23/02/5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NHAMOU</text:p>
          </table:table-cell>
          <table:table-cell table:style-name="ce3" office:value-type="string">
            <text:p>Jeanin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8</text:p>
          </table:table-cell>
          <table:table-cell table:style-name="ce7" office:value-type="float" office:value="2017.23">
            <text:p>2 017,2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4-07-24">
            <text:p>24/07/6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NSIMHON</text:p>
          </table:table-cell>
          <table:table-cell table:style-name="ce3" office:value-type="string">
            <text:p>Pascal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421.24">
            <text:p>2 421,2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0-08-29">
            <text:p>29/08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NSIMON</text:p>
          </table:table-cell>
          <table:table-cell table:style-name="ce3" office:value-type="string">
            <text:p>Elisabeth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8</text:p>
          </table:table-cell>
          <table:table-cell table:style-name="ce7" office:value-type="float" office:value="1986.96">
            <text:p>1 986,9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1-04-22">
            <text:p>22/04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ÉRAUD</text:p>
          </table:table-cell>
          <table:table-cell table:style-name="ce3" office:value-type="string">
            <text:p>Gisél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45</text:p>
          </table:table-cell>
          <table:table-cell table:style-name="ce7" office:value-type="float" office:value="1736.92">
            <text:p>1 736,9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9-07-11">
            <text:p>11/07/6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RDUGO</text:p>
          </table:table-cell>
          <table:table-cell table:style-name="ce3" office:value-type="string">
            <text:p>Bernade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233.77">
            <text:p>2 233,7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0-03-31">
            <text:p>31/03/4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RTOLO</text:p>
          </table:table-cell>
          <table:table-cell table:style-name="ce3" office:value-type="string">
            <text:p>Claudi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8</text:p>
          </table:table-cell>
          <table:table-cell table:style-name="ce7" office:value-type="float" office:value="1679.49">
            <text:p>1 679,4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7-04-17">
            <text:p>17/04/4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ERTRAND</text:p>
          </table:table-cell>
          <table:table-cell table:style-name="ce3" office:value-type="string">
            <text:p>Roger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58</text:p>
          </table:table-cell>
          <table:table-cell table:style-name="ce7" office:value-type="float" office:value="1991.89">
            <text:p>1 991,8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3-01-11">
            <text:p>11/01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IDAULT</text:p>
          </table:table-cell>
          <table:table-cell table:style-name="ce3" office:value-type="string">
            <text:p>Marie-Rei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45</text:p>
          </table:table-cell>
          <table:table-cell table:style-name="ce7" office:value-type="float" office:value="1750.68">
            <text:p>1 750,6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36-06-26">
            <text:p>26/06/3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INET</text:p>
          </table:table-cell>
          <table:table-cell table:style-name="ce3" office:value-type="string">
            <text:p>Jacques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218.2">
            <text:p>2 218,2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5-07-23">
            <text:p>23/07/7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INET</text:p>
          </table:table-cell>
          <table:table-cell table:style-name="ce3" office:value-type="string">
            <text:p>Emmanuel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5</text:p>
          </table:table-cell>
          <table:table-cell table:style-name="ce7" office:value-type="float" office:value="1954.68">
            <text:p>1 954,6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0-08-23">
            <text:p>23/08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LANC</text:p>
          </table:table-cell>
          <table:table-cell table:style-name="ce3" office:value-type="string">
            <text:p>Gisél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0</text:p>
          </table:table-cell>
          <table:table-cell table:style-name="ce7" office:value-type="float" office:value="2830.61">
            <text:p>2 830,6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6-02-17">
            <text:p>17/02/4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LANCHOT</text:p>
          </table:table-cell>
          <table:table-cell table:style-name="ce3" office:value-type="string">
            <text:p>Guy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63.4">
            <text:p>2 563,4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8-06-01">
            <text:p>01/06/4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LLO</text:p>
          </table:table-cell>
          <table:table-cell table:style-name="ce3" office:value-type="string">
            <text:p>René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07</text:p>
          </table:table-cell>
          <table:table-cell table:style-name="ce7" office:value-type="float" office:value="971.56">
            <text:p>971,5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7-10-12">
            <text:p>12/10/6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NNAY</text:p>
          </table:table-cell>
          <table:table-cell table:style-name="ce3" office:value-type="string">
            <text:p>Nadèg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35</text:p>
          </table:table-cell>
          <table:table-cell table:style-name="ce7" office:value-type="float" office:value="1873.25">
            <text:p>1 873,2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2-09-27">
            <text:p>27/09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UCHET</text:p>
          </table:table-cell>
          <table:table-cell table:style-name="ce3" office:value-type="string">
            <text:p>Michelin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09.04">
            <text:p>2 109,0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12-20">
            <text:p>20/12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UCHET</text:p>
          </table:table-cell>
          <table:table-cell table:style-name="ce3" office:value-type="string">
            <text:p>Nadèg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431.28">
            <text:p>2 431,2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7-05-21">
            <text:p>21/05/7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UDART</text:p>
          </table:table-cell>
          <table:table-cell table:style-name="ce3" office:value-type="string">
            <text:p>Martin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SEC</text:p>
          </table:table-cell>
          <table:table-cell table:style-name="ce7" office:value-type="float" office:value="3135.85">
            <text:p>3 135,8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2-05-28">
            <text:p>28/05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ULLICAUD</text:p>
          </table:table-cell>
          <table:table-cell table:style-name="ce3" office:value-type="string">
            <text:p>Jean-Paul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381.96">
            <text:p>2 381,9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9-10-29">
            <text:p>29/10/6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UN</text:p>
          </table:table-cell>
          <table:table-cell table:style-name="ce3" office:value-type="string">
            <text:p>Jeanine</text:p>
          </table:table-cell>
          <table:table-cell table:style-name="ce6" office:value-type="string">
            <text:p>CFS <text:s/>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263.55">
            <text:p>2 263,5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9-01-03">
            <text:p>03/01/5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USLAH</text:p>
          </table:table-cell>
          <table:table-cell table:style-name="ce3" office:value-type="string">
            <text:p>Fabien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6</text:p>
          </table:table-cell>
          <table:table-cell table:style-name="ce7" office:value-type="float" office:value="1446.08">
            <text:p>1 446,0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2-05-14">
            <text:p>14/05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UZCKAR</text:p>
          </table:table-cell>
          <table:table-cell table:style-name="ce3" office:value-type="string">
            <text:p>Ghislain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35</text:p>
          </table:table-cell>
          <table:table-cell table:style-name="ce7" office:value-type="float" office:value="3583.16">
            <text:p>3 583,1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2-07-27">
            <text:p>27/07/4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OVERO</text:p>
          </table:table-cell>
          <table:table-cell table:style-name="ce3" office:value-type="string">
            <text:p>Gilbert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92.75">
            <text:p>2 692,7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3-11-26">
            <text:p>26/11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RELEUR</text:p>
          </table:table-cell>
          <table:table-cell table:style-name="ce3" office:value-type="string">
            <text:p>Jacques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48.4">
            <text:p>2 648,4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1-12-26">
            <text:p>26/12/7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RON</text:p>
          </table:table-cell>
          <table:table-cell table:style-name="ce3" office:value-type="string">
            <text:p>Géneviév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53.75">
            <text:p>2 153,7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8-03-09">
            <text:p>09/03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RUNET</text:p>
          </table:table-cell>
          <table:table-cell table:style-name="ce3" office:value-type="string">
            <text:p>François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1</text:p>
          </table:table-cell>
          <table:table-cell table:style-name="ce7" office:value-type="float" office:value="1112.47">
            <text:p>1 112,4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6-10-11">
            <text:p>11/10/7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BSIRI</text:p>
          </table:table-cell>
          <table:table-cell table:style-name="ce3" office:value-type="string">
            <text:p>Marie-Ros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7</text:p>
          </table:table-cell>
          <table:table-cell table:style-name="ce7" office:value-type="float" office:value="2324.6">
            <text:p>2 324,6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09-01">
            <text:p>01/09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AILLOT</text:p>
          </table:table-cell>
          <table:table-cell table:style-name="ce3" office:value-type="string">
            <text:p>Jocely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417.58">
            <text:p>2 417,5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01-22">
            <text:p>22/01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ALVET</text:p>
          </table:table-cell>
          <table:table-cell table:style-name="ce3" office:value-type="string">
            <text:p>Christi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60.51">
            <text:p>2 660,5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9-04-02">
            <text:p>02/04/6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APRON</text:p>
          </table:table-cell>
          <table:table-cell table:style-name="ce3" office:value-type="string">
            <text:p>Claud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73.69">
            <text:p>2 173,6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39-08-24">
            <text:p>24/08/3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ARRERA</text:p>
          </table:table-cell>
          <table:table-cell table:style-name="ce3" office:value-type="string">
            <text:p>Victor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129</text:p>
          </table:table-cell>
          <table:table-cell table:style-name="ce7" office:value-type="float" office:value="1076.42">
            <text:p>1 076,4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3-03-23">
            <text:p>23/03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AMBLAS</text:p>
          </table:table-cell>
          <table:table-cell table:style-name="ce3" office:value-type="string">
            <text:p>Pau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32</text:p>
          </table:table-cell>
          <table:table-cell table:style-name="ce7" office:value-type="float" office:value="1593.08">
            <text:p>1 593,0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03-05">
            <text:p>05/03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ARDON</text:p>
          </table:table-cell>
          <table:table-cell table:style-name="ce3" office:value-type="string">
            <text:p>Annick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73.64">
            <text:p>2 573,6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2-08-20">
            <text:p>20/08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AUBEAU</text:p>
          </table:table-cell>
          <table:table-cell table:style-name="ce3" office:value-type="string">
            <text:p>Louis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3</text:p>
          </table:table-cell>
          <table:table-cell table:style-name="ce7" office:value-type="float" office:value="2754.66">
            <text:p>2 754,6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6-11-01">
            <text:p>01/11/7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AVES</text:p>
          </table:table-cell>
          <table:table-cell table:style-name="ce3" office:value-type="string">
            <text:p>Thierry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51</text:p>
          </table:table-cell>
          <table:table-cell table:style-name="ce7" office:value-type="float" office:value="1934.15">
            <text:p>1 934,1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5-05-02">
            <text:p>02/05/6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EHMAT</text:p>
          </table:table-cell>
          <table:table-cell table:style-name="ce3" office:value-type="string">
            <text:p>Jocely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1</text:p>
          </table:table-cell>
          <table:table-cell table:style-name="ce7" office:value-type="float" office:value="1937.96">
            <text:p>1 937,9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1-03-12">
            <text:p>12/03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HUOR</text:p>
          </table:table-cell>
          <table:table-cell table:style-name="ce3" office:value-type="string">
            <text:p>Anne-Mari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inconnu</text:p>
          </table:table-cell>
          <table:table-cell table:style-name="ce7" office:value-type="float" office:value="3163.43">
            <text:p>3 163,4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4-09-01">
            <text:p>01/09/4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I</text:p>
          </table:table-cell>
          <table:table-cell table:style-name="ce3" office:value-type="string">
            <text:p>Nico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598.77">
            <text:p>2 598,7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6-04-01">
            <text:p>01/04/5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ICHE</text:p>
          </table:table-cell>
          <table:table-cell table:style-name="ce3" office:value-type="string">
            <text:p>Vincent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940.07">
            <text:p>2 940,07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3-10-07">
            <text:p>07/10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IFFLET</text:p>
          </table:table-cell>
          <table:table-cell table:style-name="ce3" office:value-type="string">
            <text:p>Ingrid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6</text:p>
          </table:table-cell>
          <table:table-cell table:style-name="ce7" office:value-type="float" office:value="2995.73">
            <text:p>2 995,7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0-03-21">
            <text:p>21/03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HRISTOPHE</text:p>
          </table:table-cell>
          <table:table-cell table:style-name="ce3" office:value-type="string">
            <text:p>Gisél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3</text:p>
          </table:table-cell>
          <table:table-cell table:style-name="ce7" office:value-type="float" office:value="2721.97">
            <text:p>2 721,9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8-06-06">
            <text:p>06/06/7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LAVERIE</text:p>
          </table:table-cell>
          <table:table-cell table:style-name="ce3" office:value-type="string">
            <text:p>Chantal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13.23">
            <text:p>2 113,2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05-28">
            <text:p>28/05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OHEN</text:p>
          </table:table-cell>
          <table:table-cell table:style-name="ce3" office:value-type="string">
            <text:p>Gérard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381.89">
            <text:p>2 381,8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2-02-05">
            <text:p>05/02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OHEN</text:p>
          </table:table-cell>
          <table:table-cell table:style-name="ce3" office:value-type="string">
            <text:p>Christian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8</text:p>
          </table:table-cell>
          <table:table-cell table:style-name="ce7" office:value-type="float" office:value="1979.8">
            <text:p>1 979,8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4-09-30">
            <text:p>30/09/6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OMTE</text:p>
          </table:table-cell>
          <table:table-cell table:style-name="ce3" office:value-type="string">
            <text:p>Martin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10</text:p>
          </table:table-cell>
          <table:table-cell table:style-name="ce7" office:value-type="float" office:value="1015.22">
            <text:p>1 015,2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0-09-06">
            <text:p>06/09/6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ORBET</text:p>
          </table:table-cell>
          <table:table-cell table:style-name="ce3" office:value-type="string">
            <text:p>Marie-Thérés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04</text:p>
          </table:table-cell>
          <table:table-cell table:style-name="ce7" office:value-type="float" office:value="939.76">
            <text:p>939,7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0-11-04">
            <text:p>04/11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OUDERC</text:p>
          </table:table-cell>
          <table:table-cell table:style-name="ce3" office:value-type="string">
            <text:p>Marie-Louis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7</text:p>
          </table:table-cell>
          <table:table-cell table:style-name="ce7" office:value-type="float" office:value="3058.98">
            <text:p>3 058,9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8-08-13">
            <text:p>13/08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OUGET</text:p>
          </table:table-cell>
          <table:table-cell table:style-name="ce3" office:value-type="string">
            <text:p>Denis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6</text:p>
          </table:table-cell>
          <table:table-cell table:style-name="ce7" office:value-type="float" office:value="2315.36">
            <text:p>2 315,3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11-09">
            <text:p>09/11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RIÉ</text:p>
          </table:table-cell>
          <table:table-cell table:style-name="ce3" office:value-type="string">
            <text:p>Michel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0</text:p>
          </table:table-cell>
          <table:table-cell table:style-name="ce7" office:value-type="float" office:value="2857.69">
            <text:p>2 857,6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3-01-18">
            <text:p>18/01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ROMBEZ</text:p>
          </table:table-cell>
          <table:table-cell table:style-name="ce3" office:value-type="string">
            <text:p>Katheri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65.86">
            <text:p>2 665,8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1-09-17">
            <text:p>17/09/7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UCIT</text:p>
          </table:table-cell>
          <table:table-cell table:style-name="ce3" office:value-type="string">
            <text:p>Marie-Louis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35</text:p>
          </table:table-cell>
          <table:table-cell table:style-name="ce7" office:value-type="float" office:value="1860.95">
            <text:p>1 860,9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7-11-15">
            <text:p>15/11/6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CYMBALIST</text:p>
          </table:table-cell>
          <table:table-cell table:style-name="ce3" office:value-type="string">
            <text:p>Gérard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18</text:p>
          </table:table-cell>
          <table:table-cell table:style-name="ce7" office:value-type="float" office:value="1075.86">
            <text:p>1 075,8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4-04-25">
            <text:p>25/04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AMBSKI</text:p>
          </table:table-cell>
          <table:table-cell table:style-name="ce3" office:value-type="string">
            <text:p>René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4</text:p>
          </table:table-cell>
          <table:table-cell table:style-name="ce7" office:value-type="float" office:value="1270.22">
            <text:p>1 270,2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6-12-27">
            <text:p>27/12/5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ANIEL</text:p>
          </table:table-cell>
          <table:table-cell table:style-name="ce3" office:value-type="string">
            <text:p>Marie-Louis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55</text:p>
          </table:table-cell>
          <table:table-cell table:style-name="ce7" office:value-type="float" office:value="1768.41">
            <text:p>1 768,4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7-08-08">
            <text:p>08/08/6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AUCOURT</text:p>
          </table:table-cell>
          <table:table-cell table:style-name="ce3" office:value-type="string">
            <text:p>Christin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7</text:p>
          </table:table-cell>
          <table:table-cell table:style-name="ce7" office:value-type="float" office:value="3061.37">
            <text:p>3 061,3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8-09-30">
            <text:p>30/09/4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DIEU</text:p>
          </table:table-cell>
          <table:table-cell table:style-name="ce3" office:value-type="string">
            <text:p>Josselai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88.32">
            <text:p>2 588,3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3-02-03">
            <text:p>03/02/7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FRANCE</text:p>
          </table:table-cell>
          <table:table-cell table:style-name="ce3" office:value-type="string">
            <text:p>Sylvanna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4</text:p>
          </table:table-cell>
          <table:table-cell table:style-name="ce7" office:value-type="float" office:value="2501.15">
            <text:p>2 501,1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05-27">
            <text:p>27/05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GRENDEL</text:p>
          </table:table-cell>
          <table:table-cell table:style-name="ce3" office:value-type="string">
            <text:p>Hubert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442.07">
            <text:p>2 442,07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2-09-24">
            <text:p>24/09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IXONNE</text:p>
          </table:table-cell>
          <table:table-cell table:style-name="ce3" office:value-type="string">
            <text:p>Nadin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33</text:p>
          </table:table-cell>
          <table:table-cell table:style-name="ce7" office:value-type="float" office:value="1149.44">
            <text:p>1 149,4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8-02-02">
            <text:p>02/02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LAMARRE</text:p>
          </table:table-cell>
          <table:table-cell table:style-name="ce3" office:value-type="string">
            <text:p>Jean-Luc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18</text:p>
          </table:table-cell>
          <table:table-cell table:style-name="ce7" office:value-type="float" office:value="1045.76">
            <text:p>1 045,7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6-05-14">
            <text:p>14/05/6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LUC</text:p>
          </table:table-cell>
          <table:table-cell table:style-name="ce3" office:value-type="string">
            <text:p>Pascal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7</text:p>
          </table:table-cell>
          <table:table-cell table:style-name="ce7" office:value-type="float" office:value="3048.2">
            <text:p>3 048,2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0-09-02">
            <text:p>02/09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NIS</text:p>
          </table:table-cell>
          <table:table-cell table:style-name="ce3" office:value-type="string">
            <text:p>Claudin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6</text:p>
          </table:table-cell>
          <table:table-cell table:style-name="ce7" office:value-type="float" office:value="1206.37">
            <text:p>1 206,3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8-12-12">
            <text:p>12/12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SHAYES</text:p>
          </table:table-cell>
          <table:table-cell table:style-name="ce3" office:value-type="string">
            <text:p>Isabell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8</text:p>
          </table:table-cell>
          <table:table-cell table:style-name="ce7" office:value-type="float" office:value="1240.32">
            <text:p>1 240,3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4-27">
            <text:p>27/04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SROSES</text:p>
          </table:table-cell>
          <table:table-cell table:style-name="ce3" office:value-type="string">
            <text:p>Martin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926.44">
            <text:p>2 926,4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5-05-27">
            <text:p>27/05/6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ESTAIN</text:p>
          </table:table-cell>
          <table:table-cell table:style-name="ce3" office:value-type="string">
            <text:p>Roselin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55</text:p>
          </table:table-cell>
          <table:table-cell table:style-name="ce7" office:value-type="float" office:value="1803.51">
            <text:p>1 803,5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02-27">
            <text:p>27/02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'HÉROUVILLE</text:p>
          </table:table-cell>
          <table:table-cell table:style-name="ce3" office:value-type="string">
            <text:p>Yolande</text:p>
          </table:table-cell>
          <table:table-cell table:style-name="ce6" office:value-type="string">
            <text:p>ATB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53</text:p>
          </table:table-cell>
          <table:table-cell table:style-name="ce7" office:value-type="float" office:value="1939.27">
            <text:p>1 939,2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7-02-08">
            <text:p>08/02/4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I</text:p>
          </table:table-cell>
          <table:table-cell table:style-name="ce3" office:value-type="string">
            <text:p>Nadin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06</text:p>
          </table:table-cell>
          <table:table-cell table:style-name="ce7" office:value-type="float" office:value="1390.55">
            <text:p>1 390,5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2-04-25">
            <text:p>25/04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INIC</text:p>
          </table:table-cell>
          <table:table-cell table:style-name="ce3" office:value-type="string">
            <text:p>Jean-François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6</text:p>
          </table:table-cell>
          <table:table-cell table:style-name="ce7" office:value-type="float" office:value="1196.72">
            <text:p>1 196,7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8-09-07">
            <text:p>07/09/7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ONG</text:p>
          </table:table-cell>
          <table:table-cell table:style-name="ce3" office:value-type="string">
            <text:p>Huguette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4</text:p>
          </table:table-cell>
          <table:table-cell table:style-name="ce7" office:value-type="float" office:value="2500.75">
            <text:p>2 500,7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0-06-14">
            <text:p>14/06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OUCOURE</text:p>
          </table:table-cell>
          <table:table-cell table:style-name="ce3" office:value-type="string">
            <text:p>Jean-Jacques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15</text:p>
          </table:table-cell>
          <table:table-cell table:style-name="ce7" office:value-type="float" office:value="1043.02">
            <text:p>1 043,0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0-12-31">
            <text:p>31/12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UPRÉ</text:p>
          </table:table-cell>
          <table:table-cell table:style-name="ce3" office:value-type="string">
            <text:p>Sophi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2</text:p>
          </table:table-cell>
          <table:table-cell table:style-name="ce7" office:value-type="float" office:value="2097.08">
            <text:p>2 097,0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1-09-26">
            <text:p>26/09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URAND</text:p>
          </table:table-cell>
          <table:table-cell table:style-name="ce3" office:value-type="string">
            <text:p>Ginett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7</text:p>
          </table:table-cell>
          <table:table-cell table:style-name="ce7" office:value-type="float" office:value="3123.49">
            <text:p>3 123,4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2-02-19">
            <text:p>19/02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URAND</text:p>
          </table:table-cell>
          <table:table-cell table:style-name="ce3" office:value-type="string">
            <text:p>Jean-Pierr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53</text:p>
          </table:table-cell>
          <table:table-cell table:style-name="ce7" office:value-type="float" office:value="1764.3">
            <text:p>1 764,3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7-05-19">
            <text:p>19/05/6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URAND-RENIER</text:p>
          </table:table-cell>
          <table:table-cell table:style-name="ce3" office:value-type="string">
            <text:p>Jean-François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25</text:p>
          </table:table-cell>
          <table:table-cell table:style-name="ce7" office:value-type="float" office:value="1537.96">
            <text:p>1 537,9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1-10-13">
            <text:p>13/10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DUROC</text:p>
          </table:table-cell>
          <table:table-cell table:style-name="ce3" office:value-type="string">
            <text:p>Anni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255.41">
            <text:p>2 255,4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5-12-24">
            <text:p>24/12/4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EL KAABI</text:p>
          </table:table-cell>
          <table:table-cell table:style-name="ce3" office:value-type="string">
            <text:p>Nico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56</text:p>
          </table:table-cell>
          <table:table-cell table:style-name="ce7" office:value-type="float" office:value="1966.85">
            <text:p>1 966,8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2-25">
            <text:p>25/02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ABRE</text:p>
          </table:table-cell>
          <table:table-cell table:style-name="ce3" office:value-type="string">
            <text:p>Didier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inconnu</text:p>
          </table:table-cell>
          <table:table-cell table:style-name="ce7" office:value-type="float" office:value="3198.59">
            <text:p>3 198,5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6-06-22">
            <text:p>22/06/5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ALZON</text:p>
          </table:table-cell>
          <table:table-cell table:style-name="ce3" office:value-type="string">
            <text:p>Patricia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2</text:p>
          </table:table-cell>
          <table:table-cell table:style-name="ce7" office:value-type="float" office:value="1495.18">
            <text:p>1 495,1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1-11-08">
            <text:p>08/11/5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ARIDI</text:p>
          </table:table-cell>
          <table:table-cell table:style-name="ce3" office:value-type="string">
            <text:p>Marie-Thérés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inconnu</text:p>
          </table:table-cell>
          <table:table-cell table:style-name="ce7" office:value-type="float" office:value="3139.41">
            <text:p>3 139,4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8-07-15">
            <text:p>15/07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AUCHEUX</text:p>
          </table:table-cell>
          <table:table-cell table:style-name="ce3" office:value-type="string">
            <text:p>Michel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20</text:p>
          </table:table-cell>
          <table:table-cell table:style-name="ce7" office:value-type="float" office:value="1501.42">
            <text:p>1 501,4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8-02-27">
            <text:p>27/02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AUQUIER</text:p>
          </table:table-cell>
          <table:table-cell table:style-name="ce3" office:value-type="string">
            <text:p>Mireil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41</text:p>
          </table:table-cell>
          <table:table-cell table:style-name="ce7" office:value-type="float" office:value="1731.34">
            <text:p>1 731,3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7-10-12">
            <text:p>12/10/4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AURE</text:p>
          </table:table-cell>
          <table:table-cell table:style-name="ce3" office:value-type="string">
            <text:p>Simone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05</text:p>
          </table:table-cell>
          <table:table-cell table:style-name="ce7" office:value-type="float" office:value="964.26">
            <text:p>964,2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4-04-24">
            <text:p>24/04/4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AVRE</text:p>
          </table:table-cell>
          <table:table-cell table:style-name="ce3" office:value-type="string">
            <text:p>Dany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0</text:p>
          </table:table-cell>
          <table:table-cell table:style-name="ce7" office:value-type="float" office:value="2061.85">
            <text:p>2 061,8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7-03-10">
            <text:p>10/03/4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EDON</text:p>
          </table:table-cell>
          <table:table-cell table:style-name="ce3" office:value-type="string">
            <text:p>Marie-Claud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2</text:p>
          </table:table-cell>
          <table:table-cell table:style-name="ce7" office:value-type="float" office:value="1145.86">
            <text:p>1 145,8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8-01-22">
            <text:p>22/01/4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ERNANDEZ</text:p>
          </table:table-cell>
          <table:table-cell table:style-name="ce3" office:value-type="string">
            <text:p>Suzann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inconnu</text:p>
          </table:table-cell>
          <table:table-cell table:style-name="ce7" office:value-type="float" office:value="3193.4">
            <text:p>3 193,4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3-11-02">
            <text:p>02/11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ERNANDEZ</text:p>
          </table:table-cell>
          <table:table-cell table:style-name="ce3" office:value-type="string">
            <text:p>Yvett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70.14">
            <text:p>2 570,1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4-04">
            <text:p>04/04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ERRAND</text:p>
          </table:table-cell>
          <table:table-cell table:style-name="ce3" office:value-type="string">
            <text:p>Daniell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0</text:p>
          </table:table-cell>
          <table:table-cell table:style-name="ce7" office:value-type="float" office:value="2083.23">
            <text:p>2 083,2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5-07-13">
            <text:p>13/07/7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ILLEAU</text:p>
          </table:table-cell>
          <table:table-cell table:style-name="ce3" office:value-type="string">
            <text:p>Sylvie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0</text:p>
          </table:table-cell>
          <table:table-cell table:style-name="ce7" office:value-type="float" office:value="2848.78">
            <text:p>2 848,7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5-12-17">
            <text:p>17/12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ITOUSSI</text:p>
          </table:table-cell>
          <table:table-cell table:style-name="ce3" office:value-type="string">
            <text:p>Samuel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inconnu</text:p>
          </table:table-cell>
          <table:table-cell table:style-name="ce7" office:value-type="float" office:value="3163.4">
            <text:p>3 163,4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3-04-17">
            <text:p>17/04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OURNOL</text:p>
          </table:table-cell>
          <table:table-cell table:style-name="ce3" office:value-type="string">
            <text:p>Michel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900.77">
            <text:p>2 900,7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7-10-27">
            <text:p>27/10/6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RANÇOIS</text:p>
          </table:table-cell>
          <table:table-cell table:style-name="ce3" office:value-type="string">
            <text:p>Anne-Mari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S R</text:p>
          </table:table-cell>
          <table:table-cell table:style-name="ce7" office:value-type="float" office:value="3125.1">
            <text:p>3 125,1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5-12-02">
            <text:p>02/12/7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RENOIS</text:p>
          </table:table-cell>
          <table:table-cell table:style-name="ce3" office:value-type="string">
            <text:p>Giséle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inconnu</text:p>
          </table:table-cell>
          <table:table-cell table:style-name="ce7" office:value-type="float" office:value="3162.52">
            <text:p>3 162,5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03-31">
            <text:p>31/03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RETTE</text:p>
          </table:table-cell>
          <table:table-cell table:style-name="ce3" office:value-type="string">
            <text:p>Daniel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3</text:p>
          </table:table-cell>
          <table:table-cell table:style-name="ce7" office:value-type="float" office:value="1147.03">
            <text:p>1 147,03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8-10-16">
            <text:p>16/10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FRISA</text:p>
          </table:table-cell>
          <table:table-cell table:style-name="ce3" office:value-type="string">
            <text:p>Brigi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10</text:p>
          </table:table-cell>
          <table:table-cell table:style-name="ce7" office:value-type="float" office:value="1008.65">
            <text:p>1 008,6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9-06-17">
            <text:p>17/06/6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ARCIA</text:p>
          </table:table-cell>
          <table:table-cell table:style-name="ce3" office:value-type="string">
            <text:p>Ghyslain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68.04">
            <text:p>2 568,0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0-09-07">
            <text:p>07/09/4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EIL</text:p>
          </table:table-cell>
          <table:table-cell table:style-name="ce3" office:value-type="string">
            <text:p>Dominiqu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7</text:p>
          </table:table-cell>
          <table:table-cell table:style-name="ce7" office:value-type="float" office:value="3077.79">
            <text:p>3 077,7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7-05-06">
            <text:p>06/05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ENTIL</text:p>
          </table:table-cell>
          <table:table-cell table:style-name="ce3" office:value-type="string">
            <text:p>Michell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27</text:p>
          </table:table-cell>
          <table:table-cell table:style-name="ce7" office:value-type="float" office:value="1575.91">
            <text:p>1 575,9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2-17">
            <text:p>17/02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EORGET</text:p>
          </table:table-cell>
          <table:table-cell table:style-name="ce3" office:value-type="string">
            <text:p>Philipp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55</text:p>
          </table:table-cell>
          <table:table-cell table:style-name="ce7" office:value-type="float" office:value="1784.35">
            <text:p>1 784,3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2-02-23">
            <text:p>23/02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HAFFAR</text:p>
          </table:table-cell>
          <table:table-cell table:style-name="ce3" office:value-type="string">
            <text:p>Ghislain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458.57">
            <text:p>2 458,5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5-31">
            <text:p>31/05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HIBAUDO</text:p>
          </table:table-cell>
          <table:table-cell table:style-name="ce3" office:value-type="string">
            <text:p>Nico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7</text:p>
          </table:table-cell>
          <table:table-cell table:style-name="ce7" office:value-type="float" office:value="1307.73">
            <text:p>1 307,7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11-24">
            <text:p>24/11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ILLINGHAM</text:p>
          </table:table-cell>
          <table:table-cell table:style-name="ce3" office:value-type="string">
            <text:p>Magdelei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09</text:p>
          </table:table-cell>
          <table:table-cell table:style-name="ce7" office:value-type="float" office:value="1407.13">
            <text:p>1 407,1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2-11-08">
            <text:p>08/11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IRARD</text:p>
          </table:table-cell>
          <table:table-cell table:style-name="ce3" office:value-type="string">
            <text:p>André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02</text:p>
          </table:table-cell>
          <table:table-cell table:style-name="ce7" office:value-type="float" office:value="1388.91">
            <text:p>1 388,91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4-01-21">
            <text:p>21/01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IRAUDO</text:p>
          </table:table-cell>
          <table:table-cell table:style-name="ce3" office:value-type="string">
            <text:p>Jean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8</text:p>
          </table:table-cell>
          <table:table-cell table:style-name="ce7" office:value-type="float" office:value="1218.71">
            <text:p>1 218,71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9-08-28">
            <text:p>28/08/5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IRON</text:p>
          </table:table-cell>
          <table:table-cell table:style-name="ce3" office:value-type="string">
            <text:p>Anne-Mari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0</text:p>
          </table:table-cell>
          <table:table-cell table:style-name="ce7" office:value-type="float" office:value="2877.38">
            <text:p>2 877,3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3-22">
            <text:p>22/03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LYNATSIS</text:p>
          </table:table-cell>
          <table:table-cell table:style-name="ce3" office:value-type="string">
            <text:p>Hervé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2</text:p>
          </table:table-cell>
          <table:table-cell table:style-name="ce7" office:value-type="float" office:value="2706.2">
            <text:p>2 706,2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03-09">
            <text:p>09/03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ONDOUIN</text:p>
          </table:table-cell>
          <table:table-cell table:style-name="ce3" office:value-type="string">
            <text:p>Bernard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0</text:p>
          </table:table-cell>
          <table:table-cell table:style-name="ce7" office:value-type="float" office:value="2070.8">
            <text:p>2 070,8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3-02-15">
            <text:p>15/02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ORZINSKY</text:p>
          </table:table-cell>
          <table:table-cell table:style-name="ce3" office:value-type="string">
            <text:p>Odett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6</text:p>
          </table:table-cell>
          <table:table-cell table:style-name="ce7" office:value-type="float" office:value="2984.23">
            <text:p>2 984,2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6-07-24">
            <text:p>24/07/6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OUILLON</text:p>
          </table:table-cell>
          <table:table-cell table:style-name="ce3" office:value-type="string">
            <text:p>Chantal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55</text:p>
          </table:table-cell>
          <table:table-cell table:style-name="ce7" office:value-type="float" office:value="1832.32">
            <text:p>1 832,3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9-08-26">
            <text:p>26/08/5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OYER</text:p>
          </table:table-cell>
          <table:table-cell table:style-name="ce3" office:value-type="string">
            <text:p>Brigi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34</text:p>
          </table:table-cell>
          <table:table-cell table:style-name="ce7" office:value-type="float" office:value="1845.25">
            <text:p>1 845,2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1-29">
            <text:p>29/01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RAIN</text:p>
          </table:table-cell>
          <table:table-cell table:style-name="ce3" office:value-type="string">
            <text:p>François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08.73">
            <text:p>2 608,7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2-02-09">
            <text:p>09/02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UELT</text:p>
          </table:table-cell>
          <table:table-cell table:style-name="ce3" office:value-type="string">
            <text:p>Moniqu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64.35">
            <text:p>2 564,3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07-16">
            <text:p>16/07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UILLE</text:p>
          </table:table-cell>
          <table:table-cell table:style-name="ce3" office:value-type="string">
            <text:p>Jean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2</text:p>
          </table:table-cell>
          <table:table-cell table:style-name="ce7" office:value-type="float" office:value="1615.55">
            <text:p>1 615,5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6-01-24">
            <text:p>24/01/4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UITTON</text:p>
          </table:table-cell>
          <table:table-cell table:style-name="ce3" office:value-type="string">
            <text:p>Francis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6</text:p>
          </table:table-cell>
          <table:table-cell table:style-name="ce7" office:value-type="float" office:value="1430.29">
            <text:p>1 430,2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3-04-28">
            <text:p>28/04/7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UTFREUND</text:p>
          </table:table-cell>
          <table:table-cell table:style-name="ce3" office:value-type="string">
            <text:p>Dominiqu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1</text:p>
          </table:table-cell>
          <table:table-cell table:style-name="ce7" office:value-type="float" office:value="1120.56">
            <text:p>1 120,5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7-06-12">
            <text:p>12/06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GUYOT</text:p>
          </table:table-cell>
          <table:table-cell table:style-name="ce3" office:value-type="string">
            <text:p>Pierr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39</text:p>
          </table:table-cell>
          <table:table-cell table:style-name="ce7" office:value-type="float" office:value="1686.37">
            <text:p>1 686,37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2-05-20">
            <text:p>20/05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HABRANT</text:p>
          </table:table-cell>
          <table:table-cell table:style-name="ce3" office:value-type="string">
            <text:p>Moïs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6</text:p>
          </table:table-cell>
          <table:table-cell table:style-name="ce7" office:value-type="float" office:value="2283.26">
            <text:p>2 283,2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3-10-20">
            <text:p>20/10/7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HARAULT</text:p>
          </table:table-cell>
          <table:table-cell table:style-name="ce3" office:value-type="string">
            <text:p>Armell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32</text:p>
          </table:table-cell>
          <table:table-cell table:style-name="ce7" office:value-type="float" office:value="1834.28">
            <text:p>1 834,2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2-04-20">
            <text:p>20/04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HERCLICH</text:p>
          </table:table-cell>
          <table:table-cell table:style-name="ce3" office:value-type="string">
            <text:p>Myriam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945.3">
            <text:p>2 945,3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0-07-26">
            <text:p>26/07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HERMANT</text:p>
          </table:table-cell>
          <table:table-cell table:style-name="ce3" office:value-type="string">
            <text:p>Jean-Pierr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0</text:p>
          </table:table-cell>
          <table:table-cell table:style-name="ce7" office:value-type="float" office:value="2371.05">
            <text:p>2 371,0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4-11-19">
            <text:p>19/11/4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HERSELIN</text:p>
          </table:table-cell>
          <table:table-cell table:style-name="ce3" office:value-type="string">
            <text:p>Brigi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0</text:p>
          </table:table-cell>
          <table:table-cell table:style-name="ce7" office:value-type="float" office:value="1363.03">
            <text:p>1 363,0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3-03-05">
            <text:p>05/03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HEURAUX</text:p>
          </table:table-cell>
          <table:table-cell table:style-name="ce3" office:value-type="string">
            <text:p>Catheri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72.22">
            <text:p>2 572,2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03-28">
            <text:p>28/03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HUSETOWSKI</text:p>
          </table:table-cell>
          <table:table-cell table:style-name="ce3" office:value-type="string">
            <text:p>Franca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2</text:p>
          </table:table-cell>
          <table:table-cell table:style-name="ce7" office:value-type="float" office:value="1415">
            <text:p>1 415,0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1-11-02">
            <text:p>02/11/5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ILARDO</text:p>
          </table:table-cell>
          <table:table-cell table:style-name="ce3" office:value-type="string">
            <text:p>Sylvi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6</text:p>
          </table:table-cell>
          <table:table-cell table:style-name="ce7" office:value-type="float" office:value="2988.15">
            <text:p>2 988,1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9-05-16">
            <text:p>16/05/6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IMMEUBLE</text:p>
          </table:table-cell>
          <table:table-cell table:style-name="ce3" office:value-type="string">
            <text:p>Sylvie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06</text:p>
          </table:table-cell>
          <table:table-cell table:style-name="ce7" office:value-type="float" office:value="1390.44">
            <text:p>1 390,4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2-05-11">
            <text:p>11/05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JOLIBOIS</text:p>
          </table:table-cell>
          <table:table-cell table:style-name="ce3" office:value-type="string">
            <text:p>Michel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956.23">
            <text:p>2 956,2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0-05-20">
            <text:p>20/05/6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JOLY</text:p>
          </table:table-cell>
          <table:table-cell table:style-name="ce3" office:value-type="string">
            <text:p>Daniel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6</text:p>
          </table:table-cell>
          <table:table-cell table:style-name="ce7" office:value-type="float" office:value="2984.94">
            <text:p>2 984,9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5-07-14">
            <text:p>14/07/7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JUDITH</text:p>
          </table:table-cell>
          <table:table-cell table:style-name="ce3" office:value-type="string">
            <text:p>Marie-Hélèn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35</text:p>
          </table:table-cell>
          <table:table-cell table:style-name="ce7" office:value-type="float" office:value="1883.55">
            <text:p>1 883,5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3-02-26">
            <text:p>26/02/7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KAC</text:p>
          </table:table-cell>
          <table:table-cell table:style-name="ce3" office:value-type="string">
            <text:p>Christin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9</text:p>
          </table:table-cell>
          <table:table-cell table:style-name="ce7" office:value-type="float" office:value="1447.83">
            <text:p>1 447,8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05-03">
            <text:p>03/05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KARSENTY</text:p>
          </table:table-cell>
          <table:table-cell table:style-name="ce3" office:value-type="string">
            <text:p>Christian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07</text:p>
          </table:table-cell>
          <table:table-cell table:style-name="ce7" office:value-type="float" office:value="974.73">
            <text:p>974,73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8-02-18">
            <text:p>18/02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KILBURG</text:p>
          </table:table-cell>
          <table:table-cell table:style-name="ce3" office:value-type="string">
            <text:p>Sylvi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951.31">
            <text:p>2 951,3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1-02-05">
            <text:p>05/02/7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KONGOLO</text:p>
          </table:table-cell>
          <table:table-cell table:style-name="ce3" office:value-type="string">
            <text:p>Bernard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15</text:p>
          </table:table-cell>
          <table:table-cell table:style-name="ce7" office:value-type="float" office:value="1016.06">
            <text:p>1 016,0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0-09-14">
            <text:p>14/09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KRIEF</text:p>
          </table:table-cell>
          <table:table-cell table:style-name="ce3" office:value-type="string">
            <text:p>Arle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206.03">
            <text:p>2 206,0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5-12-03">
            <text:p>03/12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KTORZA</text:p>
          </table:table-cell>
          <table:table-cell table:style-name="ce3" office:value-type="string">
            <text:p>Julie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35</text:p>
          </table:table-cell>
          <table:table-cell table:style-name="ce7" office:value-type="float" office:value="1855.86">
            <text:p>1 855,8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7-03-07">
            <text:p>07/03/7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ACHAUSSÉE</text:p>
          </table:table-cell>
          <table:table-cell table:style-name="ce3" office:value-type="string">
            <text:p>Anni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0</text:p>
          </table:table-cell>
          <table:table-cell table:style-name="ce7" office:value-type="float" office:value="1358.15">
            <text:p>1 358,1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6-09-12">
            <text:p>12/09/7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ACIRE</text:p>
          </table:table-cell>
          <table:table-cell table:style-name="ce3" office:value-type="string">
            <text:p>Vincent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88.15">
            <text:p>2 588,1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3-05-12">
            <text:p>12/05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ADD</text:p>
          </table:table-cell>
          <table:table-cell table:style-name="ce3" office:value-type="string">
            <text:p>Claud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3</text:p>
          </table:table-cell>
          <table:table-cell table:style-name="ce7" office:value-type="float" office:value="1643">
            <text:p>1 643,0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11-09">
            <text:p>09/11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AIGUILLON</text:p>
          </table:table-cell>
          <table:table-cell table:style-name="ce3" office:value-type="string">
            <text:p>Michell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6</text:p>
          </table:table-cell>
          <table:table-cell table:style-name="ce7" office:value-type="float" office:value="3010.89">
            <text:p>3 010,8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4-01-24">
            <text:p>24/01/7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AM</text:p>
          </table:table-cell>
          <table:table-cell table:style-name="ce3" office:value-type="string">
            <text:p>Pierrett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35</text:p>
          </table:table-cell>
          <table:table-cell table:style-name="ce7" office:value-type="float" office:value="1203.85">
            <text:p>1 203,8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09-09">
            <text:p>09/09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AMBERT</text:p>
          </table:table-cell>
          <table:table-cell table:style-name="ce3" office:value-type="string">
            <text:p>Géneviév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40</text:p>
          </table:table-cell>
          <table:table-cell table:style-name="ce7" office:value-type="float" office:value="1692.02">
            <text:p>1 692,0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8-05-10">
            <text:p>10/05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ANLO</text:p>
          </table:table-cell>
          <table:table-cell table:style-name="ce3" office:value-type="string">
            <text:p>Catheri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8</text:p>
          </table:table-cell>
          <table:table-cell table:style-name="ce7" office:value-type="float" office:value="1227.68">
            <text:p>1 227,6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9-10-08">
            <text:p>08/10/6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AUB</text:p>
          </table:table-cell>
          <table:table-cell table:style-name="ce3" office:value-type="string">
            <text:p>Nico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33</text:p>
          </table:table-cell>
          <table:table-cell table:style-name="ce7" office:value-type="float" office:value="1835.53">
            <text:p>1 835,5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3-08-26">
            <text:p>26/08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 BARBANCHON</text:p>
          </table:table-cell>
          <table:table-cell table:style-name="ce3" office:value-type="string">
            <text:p>Jeanin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inconnu</text:p>
          </table:table-cell>
          <table:table-cell table:style-name="ce7" office:value-type="float" office:value="3177.62">
            <text:p>3 177,6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05-12">
            <text:p>12/05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 HYARIC</text:p>
          </table:table-cell>
          <table:table-cell table:style-name="ce3" office:value-type="string">
            <text:p>Marie-Hélèn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387.36">
            <text:p>2 387,3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05-04">
            <text:p>04/05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 LOCH</text:p>
          </table:table-cell>
          <table:table-cell table:style-name="ce3" office:value-type="string">
            <text:p>Nico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S/S</text:p>
          </table:table-cell>
          <table:table-cell table:style-name="ce7" office:value-type="float" office:value="3134.24">
            <text:p>3 134,2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5-03-02">
            <text:p>02/03/4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 PREVOST</text:p>
          </table:table-cell>
          <table:table-cell table:style-name="ce3" office:value-type="string">
            <text:p>Gisél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7</text:p>
          </table:table-cell>
          <table:table-cell table:style-name="ce7" office:value-type="float" office:value="3087.83">
            <text:p>3 087,8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09-30">
            <text:p>30/09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BAS</text:p>
          </table:table-cell>
          <table:table-cell table:style-name="ce3" office:value-type="string">
            <text:p>Elian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0</text:p>
          </table:table-cell>
          <table:table-cell table:style-name="ce7" office:value-type="float" office:value="2366.42">
            <text:p>2 366,4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6-03-17">
            <text:p>17/03/4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BRETON</text:p>
          </table:table-cell>
          <table:table-cell table:style-name="ce3" office:value-type="string">
            <text:p>Olivier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18</text:p>
          </table:table-cell>
          <table:table-cell table:style-name="ce7" office:value-type="float" office:value="1074.21">
            <text:p>1 074,21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7-03-07">
            <text:p>07/03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DOUX</text:p>
          </table:table-cell>
          <table:table-cell table:style-name="ce3" office:value-type="string">
            <text:p>Madelei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09</text:p>
          </table:table-cell>
          <table:table-cell table:style-name="ce7" office:value-type="float" office:value="988.35">
            <text:p>988,3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6-12-31">
            <text:p>31/12/5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E</text:p>
          </table:table-cell>
          <table:table-cell table:style-name="ce3" office:value-type="string">
            <text:p>Moniqu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32</text:p>
          </table:table-cell>
          <table:table-cell table:style-name="ce7" office:value-type="float" office:value="1583.77">
            <text:p>1 583,7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2-03-31">
            <text:p>31/03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FORT</text:p>
          </table:table-cell>
          <table:table-cell table:style-name="ce3" office:value-type="string">
            <text:p>François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25.83">
            <text:p>2 125,8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2-01-20">
            <text:p>20/01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GRAND</text:p>
          </table:table-cell>
          <table:table-cell table:style-name="ce3" office:value-type="string">
            <text:p>Stéphane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79.73">
            <text:p>2 679,73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1-02-10">
            <text:p>10/02/7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KA</text:p>
          </table:table-cell>
          <table:table-cell table:style-name="ce3" office:value-type="string">
            <text:p>Bernade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396.99">
            <text:p>2 396,9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3-03-04">
            <text:p>04/03/6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MAIRE</text:p>
          </table:table-cell>
          <table:table-cell table:style-name="ce3" office:value-type="string">
            <text:p>Philipp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47.11">
            <text:p>2 647,11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1-08-19">
            <text:p>19/08/5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EMARIÉ</text:p>
          </table:table-cell>
          <table:table-cell table:style-name="ce3" office:value-type="string">
            <text:p>Hervé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4</text:p>
          </table:table-cell>
          <table:table-cell table:style-name="ce7" office:value-type="float" office:value="1666.43">
            <text:p>1 666,43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5-10-02">
            <text:p>02/10/7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ÉVY</text:p>
          </table:table-cell>
          <table:table-cell table:style-name="ce3" office:value-type="string">
            <text:p>Denis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98.52">
            <text:p>2 598,5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6-12-04">
            <text:p>04/12/5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OBJOY</text:p>
          </table:table-cell>
          <table:table-cell table:style-name="ce3" office:value-type="string">
            <text:p>Patrick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35</text:p>
          </table:table-cell>
          <table:table-cell table:style-name="ce7" office:value-type="float" office:value="1675.91">
            <text:p>1 675,91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5-06-18">
            <text:p>18/06/7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OUAPRE</text:p>
          </table:table-cell>
          <table:table-cell table:style-name="ce3" office:value-type="string">
            <text:p>Louisett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905.37">
            <text:p>2 905,3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3-05-20">
            <text:p>20/05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LY</text:p>
          </table:table-cell>
          <table:table-cell table:style-name="ce3" office:value-type="string">
            <text:p>Jean-Claude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09.08">
            <text:p>2 109,0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0-01-15">
            <text:p>15/01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ECHAL</text:p>
          </table:table-cell>
          <table:table-cell table:style-name="ce3" office:value-type="string">
            <text:p>Géneviév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0</text:p>
          </table:table-cell>
          <table:table-cell table:style-name="ce7" office:value-type="float" office:value="1348.55">
            <text:p>1 348,5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4-03">
            <text:p>03/04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INIER</text:p>
          </table:table-cell>
          <table:table-cell table:style-name="ce3" office:value-type="string">
            <text:p>Marcel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4</text:p>
          </table:table-cell>
          <table:table-cell table:style-name="ce7" office:value-type="float" office:value="2498.22">
            <text:p>2 498,2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7-05-02">
            <text:p>02/05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INIER</text:p>
          </table:table-cell>
          <table:table-cell table:style-name="ce3" office:value-type="string">
            <text:p>Christia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3</text:p>
          </table:table-cell>
          <table:table-cell table:style-name="ce7" office:value-type="float" office:value="2794.13">
            <text:p>2 794,1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07-05">
            <text:p>05/07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QUEZ</text:p>
          </table:table-cell>
          <table:table-cell table:style-name="ce3" office:value-type="string">
            <text:p>Marie-Cecil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7</text:p>
          </table:table-cell>
          <table:table-cell table:style-name="ce7" office:value-type="float" office:value="3078.89">
            <text:p>3 078,8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3-07-24">
            <text:p>24/07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TAUD</text:p>
          </table:table-cell>
          <table:table-cell table:style-name="ce3" office:value-type="string">
            <text:p>Daniel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29</text:p>
          </table:table-cell>
          <table:table-cell table:style-name="ce7" office:value-type="float" office:value="1081.68">
            <text:p>1 081,6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3-07-30">
            <text:p>30/07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TEL</text:p>
          </table:table-cell>
          <table:table-cell table:style-name="ce3" office:value-type="string">
            <text:p>Jean-Claude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8</text:p>
          </table:table-cell>
          <table:table-cell table:style-name="ce7" office:value-type="float" office:value="1970.73">
            <text:p>1 970,73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7-10-07">
            <text:p>07/10/6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TI</text:p>
          </table:table-cell>
          <table:table-cell table:style-name="ce3" office:value-type="string">
            <text:p>Anne</text:p>
          </table:table-cell>
          <table:table-cell table:style-name="ce6" office:value-type="string">
            <text:p>CFS CHE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6</text:p>
          </table:table-cell>
          <table:table-cell table:style-name="ce7" office:value-type="float" office:value="3011.63">
            <text:p>3 011,6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5-01-27">
            <text:p>27/01/6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TIN</text:p>
          </table:table-cell>
          <table:table-cell table:style-name="ce3" office:value-type="string">
            <text:p>Franz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55</text:p>
          </table:table-cell>
          <table:table-cell table:style-name="ce7" office:value-type="float" office:value="1804.82">
            <text:p>1 804,8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4-07-28">
            <text:p>28/07/4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TIN</text:p>
          </table:table-cell>
          <table:table-cell table:style-name="ce3" office:value-type="string">
            <text:p>Franc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1</text:p>
          </table:table-cell>
          <table:table-cell table:style-name="ce7" office:value-type="float" office:value="1123.52">
            <text:p>1 123,5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10-06">
            <text:p>06/10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TIN</text:p>
          </table:table-cell>
          <table:table-cell table:style-name="ce3" office:value-type="string">
            <text:p>Laurent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15</text:p>
          </table:table-cell>
          <table:table-cell table:style-name="ce7" office:value-type="float" office:value="1042.47">
            <text:p>1 042,47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7-08-24">
            <text:p>24/08/7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ARTIN</text:p>
          </table:table-cell>
          <table:table-cell table:style-name="ce3" office:value-type="string">
            <text:p>Jacquelin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3B</text:p>
          </table:table-cell>
          <table:table-cell table:style-name="ce7" office:value-type="float" office:value="1946.68">
            <text:p>1 946,6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36-06-13">
            <text:p>13/06/3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ECHARD</text:p>
          </table:table-cell>
          <table:table-cell table:style-name="ce3" office:value-type="string">
            <text:p>Véronique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inconnu</text:p>
          </table:table-cell>
          <table:table-cell table:style-name="ce7" office:value-type="float" office:value="3183.07">
            <text:p>3 183,0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5-12-14">
            <text:p>14/12/6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ERCIER</text:p>
          </table:table-cell>
          <table:table-cell table:style-name="ce3" office:value-type="string">
            <text:p>Evelyn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inconnu</text:p>
          </table:table-cell>
          <table:table-cell table:style-name="ce7" office:value-type="float" office:value="3155.98">
            <text:p>3 155,9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1-10-20">
            <text:p>20/10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ERLAUD</text:p>
          </table:table-cell>
          <table:table-cell table:style-name="ce3" office:value-type="string">
            <text:p>Jacquelin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10</text:p>
          </table:table-cell>
          <table:table-cell table:style-name="ce7" office:value-type="float" office:value="1001.81">
            <text:p>1 001,8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7-11-25">
            <text:p>25/11/4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ESROBIAN</text:p>
          </table:table-cell>
          <table:table-cell table:style-name="ce3" office:value-type="string">
            <text:p>Joël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2B</text:p>
          </table:table-cell>
          <table:table-cell table:style-name="ce7" office:value-type="float" office:value="1099.24">
            <text:p>1 099,2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2-01-08">
            <text:p>08/01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IANET</text:p>
          </table:table-cell>
          <table:table-cell table:style-name="ce3" office:value-type="string">
            <text:p>Georges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3</text:p>
          </table:table-cell>
          <table:table-cell table:style-name="ce7" office:value-type="float" office:value="2745.48">
            <text:p>2 745,4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4-04-24">
            <text:p>24/04/4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IANET</text:p>
          </table:table-cell>
          <table:table-cell table:style-name="ce3" office:value-type="string">
            <text:p>Marie-Thérés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04</text:p>
          </table:table-cell>
          <table:table-cell table:style-name="ce7" office:value-type="float" office:value="948.04">
            <text:p>948,0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08-14">
            <text:p>14/08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ICELI</text:p>
          </table:table-cell>
          <table:table-cell table:style-name="ce3" office:value-type="string">
            <text:p>Stéphane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9</text:p>
          </table:table-cell>
          <table:table-cell table:style-name="ce7" office:value-type="float" office:value="2328.82">
            <text:p>2 328,8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2-05-22">
            <text:p>22/05/6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ILLET</text:p>
          </table:table-cell>
          <table:table-cell table:style-name="ce3" office:value-type="string">
            <text:p>Pasqual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50</text:p>
          </table:table-cell>
          <table:table-cell table:style-name="ce7" office:value-type="float" office:value="1884">
            <text:p>1 884,0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5-01-20">
            <text:p>20/01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OINARD</text:p>
          </table:table-cell>
          <table:table-cell table:style-name="ce3" office:value-type="string">
            <text:p>Loïc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41</text:p>
          </table:table-cell>
          <table:table-cell table:style-name="ce7" office:value-type="float" office:value="1704.5">
            <text:p>1 704,5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5-11-19">
            <text:p>19/11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OITA</text:p>
          </table:table-cell>
          <table:table-cell table:style-name="ce3" office:value-type="string">
            <text:p>Jeanne-Marie</text:p>
          </table:table-cell>
          <table:table-cell table:style-name="ce6" office:value-type="string">
            <text:p>Onconnu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22</text:p>
          </table:table-cell>
          <table:table-cell table:style-name="ce7" office:value-type="float" office:value="1524.49">
            <text:p>1 524,4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2-04-27">
            <text:p>27/04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ONTFORT</text:p>
          </table:table-cell>
          <table:table-cell table:style-name="ce3" office:value-type="string">
            <text:p>Huong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51</text:p>
          </table:table-cell>
          <table:table-cell table:style-name="ce7" office:value-type="float" office:value="1762.48">
            <text:p>1 762,4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0-07-16">
            <text:p>16/07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NAIMI</text:p>
          </table:table-cell>
          <table:table-cell table:style-name="ce3" office:value-type="string">
            <text:p>Chantal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4</text:p>
          </table:table-cell>
          <table:table-cell table:style-name="ce7" office:value-type="float" office:value="1268.76">
            <text:p>1 268,7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35-12-09">
            <text:p>09/12/3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NICOLLE</text:p>
          </table:table-cell>
          <table:table-cell table:style-name="ce3" office:value-type="string">
            <text:p>François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221.13">
            <text:p>2 221,1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80-04-13">
            <text:p>13/04/8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OBEL</text:p>
          </table:table-cell>
          <table:table-cell table:style-name="ce3" office:value-type="string">
            <text:p>Roland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22</text:p>
          </table:table-cell>
          <table:table-cell table:style-name="ce7" office:value-type="float" office:value="1527.94">
            <text:p>1 527,9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8-01">
            <text:p>01/08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OCLOO</text:p>
          </table:table-cell>
          <table:table-cell table:style-name="ce3" office:value-type="string">
            <text:p>Thérés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7</text:p>
          </table:table-cell>
          <table:table-cell table:style-name="ce7" office:value-type="float" office:value="3111.44">
            <text:p>3 111,4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2-04-07">
            <text:p>07/04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ONG</text:p>
          </table:table-cell>
          <table:table-cell table:style-name="ce3" office:value-type="string">
            <text:p>Daniel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0</text:p>
          </table:table-cell>
          <table:table-cell table:style-name="ce7" office:value-type="float" office:value="2865.88">
            <text:p>2 865,8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3-04-12">
            <text:p>12/04/5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ARINET</text:p>
          </table:table-cell>
          <table:table-cell table:style-name="ce3" office:value-type="string">
            <text:p>Jean-Louis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09</text:p>
          </table:table-cell>
          <table:table-cell table:style-name="ce7" office:value-type="float" office:value="992.15">
            <text:p>992,1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0-01-07">
            <text:p>07/01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ARTOUCHE</text:p>
          </table:table-cell>
          <table:table-cell table:style-name="ce3" office:value-type="string">
            <text:p>Robert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897.24">
            <text:p>2 897,2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3-03-20">
            <text:p>20/03/6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AVARD</text:p>
          </table:table-cell>
          <table:table-cell table:style-name="ce3" office:value-type="string">
            <text:p>Anni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90.36">
            <text:p>2 590,36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8-02-04">
            <text:p>04/02/5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EDRO</text:p>
          </table:table-cell>
          <table:table-cell table:style-name="ce3" office:value-type="string">
            <text:p>Francis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53</text:p>
          </table:table-cell>
          <table:table-cell table:style-name="ce7" office:value-type="float" office:value="1763.4">
            <text:p>1 763,4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2-10-05">
            <text:p>05/10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ENALVA</text:p>
          </table:table-cell>
          <table:table-cell table:style-name="ce3" office:value-type="string">
            <text:p>Isabelle</text:p>
          </table:table-cell>
          <table:table-cell table:style-name="ce6" office:value-type="string">
            <text:p>CFS ONF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3</text:p>
          </table:table-cell>
          <table:table-cell table:style-name="ce7" office:value-type="float" office:value="2718.49">
            <text:p>2 718,4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7-05-31">
            <text:p>31/05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ERFETTO</text:p>
          </table:table-cell>
          <table:table-cell table:style-name="ce3" office:value-type="string">
            <text:p>Pascal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83</text:p>
          </table:table-cell>
          <table:table-cell table:style-name="ce7" office:value-type="float" office:value="2747.79">
            <text:p>2 747,7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1-05-14">
            <text:p>14/05/5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ERRUCHON</text:p>
          </table:table-cell>
          <table:table-cell table:style-name="ce3" office:value-type="string">
            <text:p>Fabric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2B</text:p>
          </table:table-cell>
          <table:table-cell table:style-name="ce7" office:value-type="float" office:value="1102.81">
            <text:p>1 102,81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8-02-20">
            <text:p>20/02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ESNOT</text:p>
          </table:table-cell>
          <table:table-cell table:style-name="ce3" office:value-type="string">
            <text:p>Laurent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6</text:p>
          </table:table-cell>
          <table:table-cell table:style-name="ce7" office:value-type="float" office:value="1210.39">
            <text:p>1 210,3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39-07-04">
            <text:p>04/07/3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IDERIT</text:p>
          </table:table-cell>
          <table:table-cell table:style-name="ce3" office:value-type="string">
            <text:p>Claud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6</text:p>
          </table:table-cell>
          <table:table-cell table:style-name="ce7" office:value-type="float" office:value="3042.22">
            <text:p>3 042,2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2-12-15">
            <text:p>15/12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OINSOT</text:p>
          </table:table-cell>
          <table:table-cell table:style-name="ce3" office:value-type="string">
            <text:p>Pierr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57</text:p>
          </table:table-cell>
          <table:table-cell table:style-name="ce7" office:value-type="float" office:value="1970.7">
            <text:p>1 970,7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4-02-01">
            <text:p>01/02/7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OISSON</text:p>
          </table:table-cell>
          <table:table-cell table:style-name="ce3" office:value-type="string">
            <text:p>Daniel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9</text:p>
          </table:table-cell>
          <table:table-cell table:style-name="ce7" office:value-type="float" office:value="1472.66">
            <text:p>1 472,6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9-03-01">
            <text:p>01/03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ONTALIER</text:p>
          </table:table-cell>
          <table:table-cell table:style-name="ce3" office:value-type="string">
            <text:p>Thierry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4</text:p>
          </table:table-cell>
          <table:table-cell table:style-name="ce7" office:value-type="float" office:value="1274.59">
            <text:p>1 274,5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7-03-28">
            <text:p>28/03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OTRIQUET</text:p>
          </table:table-cell>
          <table:table-cell table:style-name="ce3" office:value-type="string">
            <text:p>Claudett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0</text:p>
          </table:table-cell>
          <table:table-cell table:style-name="ce7" office:value-type="float" office:value="2043.65">
            <text:p>2 043,6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6-09-25">
            <text:p>25/09/4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OUYADOU</text:p>
          </table:table-cell>
          <table:table-cell table:style-name="ce3" office:value-type="string">
            <text:p>Josett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3</text:p>
          </table:table-cell>
          <table:table-cell table:style-name="ce7" office:value-type="float" office:value="2777.63">
            <text:p>2 777,6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5-01-07">
            <text:p>07/01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PUAULT</text:p>
          </table:table-cell>
          <table:table-cell table:style-name="ce3" office:value-type="string">
            <text:p>François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90.64">
            <text:p>2 190,6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10-21">
            <text:p>21/10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QUINTIN</text:p>
          </table:table-cell>
          <table:table-cell table:style-name="ce3" office:value-type="string">
            <text:p>Martin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34</text:p>
          </table:table-cell>
          <table:table-cell table:style-name="ce7" office:value-type="float" office:value="1176.4">
            <text:p>1 176,4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09-12">
            <text:p>12/09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AGEUL</text:p>
          </table:table-cell>
          <table:table-cell table:style-name="ce3" office:value-type="string">
            <text:p>Mariell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29</text:p>
          </table:table-cell>
          <table:table-cell table:style-name="ce7" office:value-type="float" office:value="1087.7">
            <text:p>1 087,7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01-31">
            <text:p>31/01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AMBEAUD</text:p>
          </table:table-cell>
          <table:table-cell table:style-name="ce3" office:value-type="string">
            <text:p>Christian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3</text:p>
          </table:table-cell>
          <table:table-cell table:style-name="ce7" office:value-type="float" office:value="2892.2">
            <text:p>2 892,2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5-12-25">
            <text:p>25/12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AMOND</text:p>
          </table:table-cell>
          <table:table-cell table:style-name="ce3" office:value-type="string">
            <text:p>Vincent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17</text:p>
          </table:table-cell>
          <table:table-cell table:style-name="ce7" office:value-type="float" office:value="1285.95">
            <text:p>1 285,9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9-01-01">
            <text:p>01/01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AMOS</text:p>
          </table:table-cell>
          <table:table-cell table:style-name="ce3" office:value-type="string">
            <text:p>Yvan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396.55">
            <text:p>2 396,5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4-02-23">
            <text:p>23/02/7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EBY-FAYARD</text:p>
          </table:table-cell>
          <table:table-cell table:style-name="ce3" office:value-type="string">
            <text:p>Luc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35</text:p>
          </table:table-cell>
          <table:table-cell table:style-name="ce7" office:value-type="float" office:value="1881.8">
            <text:p>1 881,8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9-11-16">
            <text:p>16/11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EMUND</text:p>
          </table:table-cell>
          <table:table-cell table:style-name="ce3" office:value-type="string">
            <text:p>Marie-Marth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0</text:p>
          </table:table-cell>
          <table:table-cell table:style-name="ce7" office:value-type="float" office:value="1338.2">
            <text:p>1 338,2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10-09">
            <text:p>09/10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ENIER</text:p>
          </table:table-cell>
          <table:table-cell table:style-name="ce3" office:value-type="string">
            <text:p>Moniqu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07</text:p>
          </table:table-cell>
          <table:table-cell table:style-name="ce7" office:value-type="float" office:value="973.5">
            <text:p>973,5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8-05">
            <text:p>05/08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EVERDITO</text:p>
          </table:table-cell>
          <table:table-cell table:style-name="ce3" office:value-type="string">
            <text:p>Marie-Jeann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9</text:p>
          </table:table-cell>
          <table:table-cell table:style-name="ce7" office:value-type="float" office:value="1475.57">
            <text:p>1 475,57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2-04-13">
            <text:p>13/04/5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IDEAU</text:p>
          </table:table-cell>
          <table:table-cell table:style-name="ce3" office:value-type="string">
            <text:p>Paul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02.44">
            <text:p>2 602,4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9-11-01">
            <text:p>01/11/6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IEGERT</text:p>
          </table:table-cell>
          <table:table-cell table:style-name="ce3" office:value-type="string">
            <text:p>Raymond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47.85">
            <text:p>2 547,8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5-02-07">
            <text:p>07/02/4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IESI</text:p>
          </table:table-cell>
          <table:table-cell table:style-name="ce3" office:value-type="string">
            <text:p>François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66.72">
            <text:p>2 666,72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6-11-29">
            <text:p>29/11/4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BERT</text:p>
          </table:table-cell>
          <table:table-cell table:style-name="ce3" office:value-type="string">
            <text:p>Marie-José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34.44">
            <text:p>2 534,4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1-04-21">
            <text:p>21/04/7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BERT</text:p>
          </table:table-cell>
          <table:table-cell table:style-name="ce3" office:value-type="string">
            <text:p>Viviane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222</text:p>
          </table:table-cell>
          <table:table-cell table:style-name="ce7" office:value-type="float" office:value="1508.74">
            <text:p>1 508,7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7-06-27">
            <text:p>27/06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DIER</text:p>
          </table:table-cell>
          <table:table-cell table:style-name="ce3" office:value-type="string">
            <text:p>Régis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32</text:p>
          </table:table-cell>
          <table:table-cell table:style-name="ce7" office:value-type="float" office:value="1136">
            <text:p>1 136,0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8-04-01">
            <text:p>01/04/4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GUET</text:p>
          </table:table-cell>
          <table:table-cell table:style-name="ce3" office:value-type="string">
            <text:p>Daniel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3</text:p>
          </table:table-cell>
          <table:table-cell table:style-name="ce7" office:value-type="float" office:value="2434.07">
            <text:p>2 434,07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0-01-11">
            <text:p>11/01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LLAIS-LARROUSSE</text:p>
          </table:table-cell>
          <table:table-cell table:style-name="ce3" office:value-type="string">
            <text:p>Colett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224.79">
            <text:p>2 224,7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7-12-11">
            <text:p>11/12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LLAND</text:p>
          </table:table-cell>
          <table:table-cell table:style-name="ce3" office:value-type="string">
            <text:p>Nathali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80</text:p>
          </table:table-cell>
          <table:table-cell table:style-name="ce7" office:value-type="float" office:value="2667.29">
            <text:p>2 667,2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2-06-18">
            <text:p>18/06/7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SAR</text:p>
          </table:table-cell>
          <table:table-cell table:style-name="ce3" office:value-type="string">
            <text:p>Georgett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2</text:p>
          </table:table-cell>
          <table:table-cell table:style-name="ce7" office:value-type="float" office:value="2092.43">
            <text:p>2 092,4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6-15">
            <text:p>15/06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SSO</text:p>
          </table:table-cell>
          <table:table-cell table:style-name="ce3" office:value-type="string">
            <text:p>Robert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0</text:p>
          </table:table-cell>
          <table:table-cell table:style-name="ce7" office:value-type="float" office:value="1347.41">
            <text:p>1 347,41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7-08-20">
            <text:p>20/08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TENBERG</text:p>
          </table:table-cell>
          <table:table-cell table:style-name="ce3" office:value-type="string">
            <text:p>Michel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4</text:p>
          </table:table-cell>
          <table:table-cell table:style-name="ce7" office:value-type="float" office:value="2485.73">
            <text:p>2 485,73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0-07-19">
            <text:p>19/07/4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ROULET</text:p>
          </table:table-cell>
          <table:table-cell table:style-name="ce3" office:value-type="string">
            <text:p>Christia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12</text:p>
          </table:table-cell>
          <table:table-cell table:style-name="ce7" office:value-type="float" office:value="1422.32">
            <text:p>1 422,3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9-04-18">
            <text:p>18/04/6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AADA</text:p>
          </table:table-cell>
          <table:table-cell table:style-name="ce3" office:value-type="string">
            <text:p>Martin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33</text:p>
          </table:table-cell>
          <table:table-cell table:style-name="ce7" office:value-type="float" office:value="1631.84">
            <text:p>1 631,8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4-03-22">
            <text:p>22/03/6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ACCHET</text:p>
          </table:table-cell>
          <table:table-cell table:style-name="ce3" office:value-type="string">
            <text:p>Marie-Thérés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45</text:p>
          </table:table-cell>
          <table:table-cell table:style-name="ce7" office:value-type="float" office:value="1755.12">
            <text:p>1 755,1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2-03-18">
            <text:p>18/03/4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AILLANT</text:p>
          </table:table-cell>
          <table:table-cell table:style-name="ce3" office:value-type="string">
            <text:p>Marie-Claud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50</text:p>
          </table:table-cell>
          <table:table-cell table:style-name="ce7" office:value-type="float" office:value="1917.85">
            <text:p>1 917,8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1-02-28">
            <text:p>28/02/7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APIENCE</text:p>
          </table:table-cell>
          <table:table-cell table:style-name="ce3" office:value-type="string">
            <text:p>Alain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Lille</text:p>
          </table:table-cell>
          <table:table-cell table:style-name="ce6" office:value-type="string">
            <text:p>pièce 70</text:p>
          </table:table-cell>
          <table:table-cell table:style-name="ce7" office:value-type="float" office:value="2360.6">
            <text:p>2 360,60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0-03-09">
            <text:p>09/03/6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ARFATI</text:p>
          </table:table-cell>
          <table:table-cell table:style-name="ce3" office:value-type="string">
            <text:p>Pascal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118</text:p>
          </table:table-cell>
          <table:table-cell table:style-name="ce7" office:value-type="float" office:value="1057.27">
            <text:p>1 057,27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1-10-28">
            <text:p>28/10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AYAVONG</text:p>
          </table:table-cell>
          <table:table-cell table:style-name="ce3" office:value-type="string">
            <text:p>Henrie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2</text:p>
          </table:table-cell>
          <table:table-cell table:style-name="ce7" office:value-type="float" office:value="2091.32">
            <text:p>2 091,32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38-09-23">
            <text:p>23/09/3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CHUSTER</text:p>
          </table:table-cell>
          <table:table-cell table:style-name="ce3" office:value-type="string">
            <text:p>Bernadett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72</text:p>
          </table:table-cell>
          <table:table-cell table:style-name="ce7" office:value-type="float" office:value="2374.83">
            <text:p>2 374,8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7-03-28">
            <text:p>28/03/4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COTTI</text:p>
          </table:table-cell>
          <table:table-cell table:style-name="ce3" office:value-type="string">
            <text:p>Georgette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57.91">
            <text:p>2 157,9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11-17">
            <text:p>17/11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ENG</text:p>
          </table:table-cell>
          <table:table-cell table:style-name="ce3" office:value-type="string">
            <text:p>Cécile</text:p>
          </table:table-cell>
          <table:table-cell table:style-name="ce6" office:value-type="string">
            <text:p>CFS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4</text:p>
          </table:table-cell>
          <table:table-cell table:style-name="ce7" office:value-type="float" office:value="1266.38">
            <text:p>1 266,3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9-11-29">
            <text:p>29/11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ENILLE</text:p>
          </table:table-cell>
          <table:table-cell table:style-name="ce3" office:value-type="string">
            <text:p>Marth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6</text:p>
          </table:table-cell>
          <table:table-cell table:style-name="ce7" office:value-type="float" office:value="2321.63">
            <text:p>2 321,6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5-06-23">
            <text:p>23/06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ENTEX</text:p>
          </table:table-cell>
          <table:table-cell table:style-name="ce3" office:value-type="string">
            <text:p>Stéphane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87.03">
            <text:p>2 187,03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8-02-25">
            <text:p>25/02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INSEAU</text:p>
          </table:table-cell>
          <table:table-cell table:style-name="ce3" office:value-type="string">
            <text:p>Annie</text:p>
          </table:table-cell>
          <table:table-cell table:style-name="ce6" office:value-type="string">
            <text:p>CFS AG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97.59">
            <text:p>2 197,5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03-06">
            <text:p>06/03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OK</text:p>
          </table:table-cell>
          <table:table-cell table:style-name="ce3" office:value-type="string">
            <text:p>Myriam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inconnu</text:p>
          </table:table-cell>
          <table:table-cell table:style-name="ce7" office:value-type="float" office:value="3174.2">
            <text:p>3 174,2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0-03-25">
            <text:p>25/03/7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ONG</text:p>
          </table:table-cell>
          <table:table-cell table:style-name="ce3" office:value-type="string">
            <text:p>Alin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Lille</text:p>
          </table:table-cell>
          <table:table-cell table:style-name="ce6" office:value-type="string">
            <text:p>pièce 50</text:p>
          </table:table-cell>
          <table:table-cell table:style-name="ce7" office:value-type="float" office:value="1922.48">
            <text:p>1 922,48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3-16">
            <text:p>16/03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UON</text:p>
          </table:table-cell>
          <table:table-cell table:style-name="ce3" office:value-type="string">
            <text:p>William</text:p>
          </table:table-cell>
          <table:table-cell table:style-name="ce6" office:value-type="string">
            <text:p>CCS DPO</text:p>
          </table:table-cell>
          <table:table-cell table:style-name="ce6" office:value-type="string">
            <text:p>Strasbourg</text:p>
          </table:table-cell>
          <table:table-cell table:style-name="ce6" office:value-type="string">
            <text:p>pièce S/S</text:p>
          </table:table-cell>
          <table:table-cell table:style-name="ce7" office:value-type="float" office:value="3125.34">
            <text:p>3 125,34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65-12-07">
            <text:p>07/12/6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SURENA</text:p>
          </table:table-cell>
          <table:table-cell table:style-name="ce3" office:value-type="string">
            <text:p>Adrienn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78</text:p>
          </table:table-cell>
          <table:table-cell table:style-name="ce7" office:value-type="float" office:value="2525.21">
            <text:p>2 525,2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3-11-14">
            <text:p>14/11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AIEB</text:p>
          </table:table-cell>
          <table:table-cell table:style-name="ce3" office:value-type="string">
            <text:p>Michel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6</text:p>
          </table:table-cell>
          <table:table-cell table:style-name="ce7" office:value-type="float" office:value="2279.17">
            <text:p>2 279,17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4-09-24">
            <text:p>24/09/4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AMBURRINI</text:p>
          </table:table-cell>
          <table:table-cell table:style-name="ce3" office:value-type="string">
            <text:p>Marie-Clair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9</text:p>
          </table:table-cell>
          <table:table-cell table:style-name="ce7" office:value-type="float" office:value="1683.6">
            <text:p>1 683,6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11-20">
            <text:p>20/11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AN</text:p>
          </table:table-cell>
          <table:table-cell table:style-name="ce3" office:value-type="string">
            <text:p>Joell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27</text:p>
          </table:table-cell>
          <table:table-cell table:style-name="ce7" office:value-type="float" office:value="1545.23">
            <text:p>1 545,2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75-06-28">
            <text:p>28/06/7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AN</text:p>
          </table:table-cell>
          <table:table-cell table:style-name="ce3" office:value-type="string">
            <text:p>Nathalie</text:p>
          </table:table-cell>
          <table:table-cell table:style-name="ce6" office:value-type="string">
            <text:p>AF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50</text:p>
          </table:table-cell>
          <table:table-cell table:style-name="ce7" office:value-type="float" office:value="1893.79">
            <text:p>1 893,7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8-11-10">
            <text:p>10/11/6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ANG</text:p>
          </table:table-cell>
          <table:table-cell table:style-name="ce3" office:value-type="string">
            <text:p>Armell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09</text:p>
          </table:table-cell>
          <table:table-cell table:style-name="ce7" office:value-type="float" office:value="1404.15">
            <text:p>1 404,1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0-10-04">
            <text:p>04/10/5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ARDIF</text:p>
          </table:table-cell>
          <table:table-cell table:style-name="ce3" office:value-type="string">
            <text:p>Marie-Paul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1</text:p>
          </table:table-cell>
          <table:table-cell table:style-name="ce7" office:value-type="float" office:value="1410.59">
            <text:p>1 410,5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8-08-24">
            <text:p>24/08/48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HAO</text:p>
          </table:table-cell>
          <table:table-cell table:style-name="ce3" office:value-type="string">
            <text:p>Sylvain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inconnu</text:p>
          </table:table-cell>
          <table:table-cell table:style-name="ce7" office:value-type="float" office:value="3152.98">
            <text:p>3 152,9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1-01-30">
            <text:p>30/01/5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HIAM</text:p>
          </table:table-cell>
          <table:table-cell table:style-name="ce3" office:value-type="string">
            <text:p>Anne-Mari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6</text:p>
          </table:table-cell>
          <table:table-cell table:style-name="ce7" office:value-type="float" office:value="1214.1">
            <text:p>1 214,1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7-09-26">
            <text:p>26/09/5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THOQUENNE</text:p>
          </table:table-cell>
          <table:table-cell table:style-name="ce3" office:value-type="string">
            <text:p>Lydia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33</text:p>
          </table:table-cell>
          <table:table-cell table:style-name="ce7" office:value-type="float" office:value="1156.69">
            <text:p>1 156,69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6-08-06">
            <text:p>06/08/46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UNG</text:p>
          </table:table-cell>
          <table:table-cell table:style-name="ce3" office:value-type="string">
            <text:p>Martine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4</text:p>
          </table:table-cell>
          <table:table-cell table:style-name="ce7" office:value-type="float" office:value="2104.3">
            <text:p>2 104,3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67-06-26">
            <text:p>26/06/6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UNG</text:p>
          </table:table-cell>
          <table:table-cell table:style-name="ce3" office:value-type="string">
            <text:p>Janick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2</text:p>
          </table:table-cell>
          <table:table-cell table:style-name="ce7" office:value-type="float" office:value="1597.3">
            <text:p>1 597,3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1-09-25">
            <text:p>25/09/5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VANNAXAY</text:p>
          </table:table-cell>
          <table:table-cell table:style-name="ce3" office:value-type="string">
            <text:p>Francis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0</text:p>
          </table:table-cell>
          <table:table-cell table:style-name="ce7" office:value-type="float" office:value="2885.86">
            <text:p>2 885,86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5-07-10">
            <text:p>10/07/55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VASSEUR</text:p>
          </table:table-cell>
          <table:table-cell table:style-name="ce3" office:value-type="string">
            <text:p>Christia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60</text:p>
          </table:table-cell>
          <table:table-cell table:style-name="ce7" office:value-type="float" office:value="2037.25">
            <text:p>2 037,25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4-29">
            <text:p>29/04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VIAND</text:p>
          </table:table-cell>
          <table:table-cell table:style-name="ce3" office:value-type="string">
            <text:p>Moniqu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2</text:p>
          </table:table-cell>
          <table:table-cell table:style-name="ce7" office:value-type="float" office:value="1600.91">
            <text:p>1 600,91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1-02-15">
            <text:p>15/02/41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VIDON</text:p>
          </table:table-cell>
          <table:table-cell table:style-name="ce3" office:value-type="string">
            <text:p>Marie-Louis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36</text:p>
          </table:table-cell>
          <table:table-cell table:style-name="ce7" office:value-type="float" office:value="1676.04">
            <text:p>1 676,0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39-12-15">
            <text:p>15/12/3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VINET</text:p>
          </table:table-cell>
          <table:table-cell table:style-name="ce3" office:value-type="string">
            <text:p>Marie-José</text:p>
          </table:table-cell>
          <table:table-cell table:style-name="ce6" office:value-type="string">
            <text:p>CCS DX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95</text:p>
          </table:table-cell>
          <table:table-cell table:style-name="ce7" office:value-type="float" office:value="2976.04">
            <text:p>2 976,0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2-10-21">
            <text:p>21/10/42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ZANOTI</text:p>
          </table:table-cell>
          <table:table-cell table:style-name="ce3" office:value-type="string">
            <text:p>Monique</text:p>
          </table:table-cell>
          <table:table-cell table:style-name="ce6" office:value-type="string">
            <text:p>SNPO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6</text:p>
          </table:table-cell>
          <table:table-cell table:style-name="ce7" office:value-type="float" office:value="2302.3">
            <text:p>2 302,30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0-08-04">
            <text:p>04/08/40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ZAOUI</text:p>
          </table:table-cell>
          <table:table-cell table:style-name="ce3" office:value-type="string">
            <text:p>Lilia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201</text:p>
          </table:table-cell>
          <table:table-cell table:style-name="ce7" office:value-type="float" office:value="1385.93">
            <text:p>1 385,93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43-10-09">
            <text:p>09/10/43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ZENOU</text:p>
          </table:table-cell>
          <table:table-cell table:style-name="ce3" office:value-type="string">
            <text:p>Robert</text:p>
          </table:table-cell>
          <table:table-cell table:style-name="ce6" office:value-type="string">
            <text:p>CCS OGT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234</text:p>
          </table:table-cell>
          <table:table-cell table:style-name="ce7" office:value-type="float" office:value="1671.29">
            <text:p>1 671,29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49-05-26">
            <text:p>26/05/49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ZHOU</text:p>
          </table:table-cell>
          <table:table-cell table:style-name="ce3" office:value-type="string">
            <text:p>Philippe</text:p>
          </table:table-cell>
          <table:table-cell table:style-name="ce6" office:value-type="string">
            <text:p>CCS AGL</text:p>
          </table:table-cell>
          <table:table-cell table:style-name="ce6" office:value-type="string">
            <text:p>Paris</text:p>
          </table:table-cell>
          <table:table-cell table:style-name="ce6" office:value-type="string">
            <text:p>pièce 66</text:p>
          </table:table-cell>
          <table:table-cell table:style-name="ce7" office:value-type="float" office:value="2322.68">
            <text:p>2 322,68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77-06-13">
            <text:p>13/06/77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ZIHOUNE</text:p>
          </table:table-cell>
          <table:table-cell table:style-name="ce3" office:value-type="string">
            <text:p>Christiane</text:p>
          </table:table-cell>
          <table:table-cell table:style-name="ce6" office:value-type="string">
            <text:p>CFS FSC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115</text:p>
          </table:table-cell>
          <table:table-cell table:style-name="ce7" office:value-type="float" office:value="1016.04">
            <text:p>1 016,04</text:p>
          </table:table-cell>
          <table:table-cell table:style-name="ce6" office:value-type="string">
            <text:p>femme</text:p>
          </table:table-cell>
          <table:table-cell table:style-name="ce10" office:value-type="date" office:date-value="1954-06-01">
            <text:p>01/06/54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ZOUC</text:p>
          </table:table-cell>
          <table:table-cell table:style-name="ce3" office:value-type="string">
            <text:p>Fred</text:p>
          </table:table-cell>
          <table:table-cell table:style-name="ce6" office:value-type="string">
            <text:p>CFS CO</text:p>
          </table:table-cell>
          <table:table-cell table:style-name="ce6" office:value-type="string">
            <text:p>Nice</text:p>
          </table:table-cell>
          <table:table-cell table:style-name="ce6" office:value-type="string">
            <text:p>pièce 83</text:p>
          </table:table-cell>
          <table:table-cell table:style-name="ce7" office:value-type="float" office:value="2775.15">
            <text:p>2 775,15</text:p>
          </table:table-cell>
          <table:table-cell table:style-name="ce6" office:value-type="string">
            <text:p>homme</text:p>
          </table:table-cell>
          <table:table-cell table:style-name="ce10" office:value-type="date" office:date-value="1951-10-09">
            <text:p>09/10/51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aujourdhui" table:base-cell-address="$enonce.$A$1" table:expression="#REF!"/>
        <table:named-expression table:name="_xlnm.Database" table:base-cell-address="$enonce.$A$1" table:expression="#REF!"/>
        <table:named-expression table:name="tranches" table:base-cell-address="$enonc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2">22/01/2025</text:date>, <text:time>23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once" style:display-name="PageStyle_eno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1-22T23:12:16.16</dc:date>
    <meta:document-statistic meta:table-count="1" meta:cell-count="2272" meta:object-count="1"/>
    <meta:generator>OpenOffice/4.1.13$Win32 OpenOffice.org_project/4113m1$Build-9810</meta:generator>
  </office:meta>
</office:document-meta>
</file>